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2mm"/>
    </style:style>
    <style:style style:name="co4" style:family="table-column">
      <style:table-column-properties fo:break-before="auto" style:column-width="108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1.68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32.17mm" fo:break-before="auto" style:use-optimal-row-height="true"/>
    </style:style>
    <style:style style:name="ro8" style:family="table-row">
      <style:table-row-properties style:row-height="40.11mm" fo:break-before="auto" style:use-optimal-row-height="true"/>
    </style:style>
    <style:style style:name="ro9" style:family="table-row">
      <style:table-row-properties style:row-height="36.05mm" fo:break-before="auto" style:use-optimal-row-height="true"/>
    </style:style>
    <style:style style:name="ro10" style:family="table-row">
      <style:table-row-properties style:row-height="52.02mm" fo:break-before="auto" style:use-optimal-row-height="true"/>
    </style:style>
    <style:style style:name="ro11" style:family="table-row">
      <style:table-row-properties style:row-height="16.3mm" fo:break-before="auto" style:use-optimal-row-height="true"/>
    </style:style>
    <style:style style:name="ro12" style:family="table-row">
      <style:table-row-properties style:row-height="218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style:font-name-asian="Unifont" style:font-name-complex="Unifont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Company </text:p>
          </table:table-cell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Answer</text:p>
          </table:table-cell>
        </table:table-row>
        <table:table-row table:style-name="ro2">
          <table:table-cell office:value-type="string" calcext:value-type="string">
            <text:p>Texas Instruments</text:p>
          </table:table-cell>
          <table:table-cell office:value-type="string" calcext:value-type="string">
            <text:p>How to sort a 1GB file with 32MB mem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power functio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p bits at even and odd place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a context switch, and how can it be performed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you override a Constructor in ja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C storage class, const, pointers, malloc 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 networking, OSI model, protocols 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L queries, HTTP methods, basics of OS etc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You have four resistance of 1, 2 , 3 and 4 ohm. Arrange these ressistance to get a equivalent resistance of 1 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friend class/function in C++?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How would you start debugging a piece of software on the Linux Kernel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One of them is binary search. The other more literature one is the difference between heap and stack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how to find the median of a singly linked list by only passing through it once.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whether a tree is a binary search tre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ation of the traveling salesman problem. 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What do a section of memory addresses allocated for a struct actually look like?</text:p>
          </table:table-cell>
          <table:table-cell office:value-type="string" calcext:value-type="string">
            <text:p>n function calls, C pushes the arguments to the stack, and does not guarantee in what order the arguments are removed and evaluated.</text:p>
          </table:table-cell>
        </table:table-row>
        <table:table-row table:style-name="ro4">
          <table:table-cell/>
          <table:table-cell office:value-type="string" calcext:value-type="string">
            <text:p>If you press the mouse button and the keypad at the same time, which of them will the computer respond to?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fizz buzz <text:s/></text:p>
          </table:table-cell>
          <table:table-cell office:value-type="string" calcext:value-type="string">
            <text:p>https://wiki.c2.com/?FizzBuzzTest</text:p>
          </table:table-cell>
        </table:table-row>
        <table:table-row table:style-name="ro1">
          <table:table-cell/>
          <table:table-cell office:value-type="string" calcext:value-type="string">
            <text:p>Basics of threading, semaphores and kernel programming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Driver question and Questions related to how C program is stored in memory and why cant we access local variables from other blocks(relating to how they are stored in memory)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's the difference between pointer and reference</text:p>
          </table:table-cell>
          <table:table-cell/>
        </table:table-row>
        <table:table-row table:style-name="ro1">
          <table:table-cell office:value-type="string" calcext:value-type="string">
            <text:p>Microchip</text:p>
          </table:table-cell>
          <table:table-cell office:value-type="string" calcext:value-type="string">
            <text:p>how to write a subroutine to find the size of the vari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stions on Data structure and SDLC cycl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a copy Constru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 operators in C languag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s/>The most tricky question was about state machines, since I hadn't drawn any in years.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couple C questions: unions, structs, basic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couple EE questions: logic gates, op amps, etc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Resume,Inline function, Macros. <text:s text:c="2"/></text:p>
          </table:table-cell>
          <table:table-cell/>
        </table:table-row>
        <table:table-row table:style-name="ro7">
          <table:table-cell office:value-type="string" calcext:value-type="string">
            <text:p>Qualcomm</text:p>
          </table:table-cell>
          <table:table-cell office:value-type="string" calcext:value-type="string">
            <text:p>Given the following struct definition in C, what would sizeof(myStruct) return?</text:p>
            <text:p><text:span text:style-name="T1">typedef struct {</text:span></text:p>
            <text:p><text:span text:style-name="T1">   short a;</text:span></text:p>
            <text:p><text:span text:style-name="T1">   long b;</text:span></text:p>
            <text:p><text:span text:style-name="T1">   char c;</text:span></text:p>
            <text:p><text:span text:style-name="T1">} myStruct;   </text:span></text:p>
            <text:p/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Given an image represented as an array of pixels, develop an algorithm that flips it 180 degree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<text:s/>Develop an algorithm to detect a cycle in a Linked-List. <text:s text:c="2"/>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<text:s/>What are virtual functions? <text:s text:c="2"/>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irtual table in c++ <text:s text:c="2"/>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<text:s/>Remove node from a singly linked list, reverse a singly linked list <text:s text:c="2"/>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<text:s/>Difference between spinlock and mutex. <text:s text:c="2"/>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isEven(13) // outputs 0</text:p>
            <text:p>isEven(12) // outputs 1</text:p>
            <text:p/>
            <text:p>Create the function isEven with appropriate output.</text:p>
            <text:p/>
            <text:p>Once the function is created, create event/error handlers for an input of 0 and an input of null, which both output -1.</text:p>
            <text:p/>
            <text:p>Once finished, recreate the isEven function without using % (modulo) or / (division)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Given this code, what is the output?</text:p>
            <text:p/>
            <text:p>unsint8 x = 0;</text:p>
            <text:p>While( x &lt; 255) {</text:p>
            <text:p/>
            <text:p>    x = x + 2;</text:p>
            <text:p>    Printf(x);</text:p>
            <text:p/>
            <text:p>}   </text:p>
          </table:table-cell>
          <table:table-cell office:value-type="string" calcext:value-type="string">
            <text:p>Error infinite Loop</text:p>
          </table:table-cell>
        </table:table-row>
        <table:table-row table:style-name="ro10">
          <table:table-cell/>
          <table:table-cell office:value-type="string" calcext:value-type="string">
            <text:p>a)</text:p>
            <text:p>i = 1</text:p>
            <text:p>j = i++</text:p>
            <text:p>Print( j )</text:p>
            <text:p>Print( i )</text:p>
            <text:p/>
            <text:p>    b)</text:p>
            <text:p>i = 1</text:p>
            <text:p>j = ++i</text:p>
            <text:p>Print( j )</text:p>
            <text:p>Print( i )</text:p>
            <text:p/>
            <text:p>What is the difference between a) and b), if any?</text:p>
          </table:table-cell>
          <table:table-cell office:value-type="string" calcext:value-type="string">
            <text:p>a) 1, 2</text:p>
            <text:p>b) 2, 2</text:p>
          </table:table-cell>
        </table:table-row>
        <table:table-row table:style-name="ro6">
          <table:table-cell/>
          <table:table-cell office:value-type="string" calcext:value-type="string">
            <text:p>How do virtual tables function, what are pure virtual functions. Questions related to pointers, Dynammic programming, how do you perform locking in OS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do you access variable arguments in C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ystem design, embedded c, RTOS, Linux kernel <text:s text:c="2"/>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Whiteboard algorithm questions.</text:p>
            <text:p>1. Design a parking lot, regular OOP question.</text:p>
            <text:p>2. Reverse LinkedList.</text:p>
            <text:p>3. Find out if there's a cycle in the Linkedli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What is a static variable in C? What is a global variable?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ifference between structures and union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What’s the difference between BPSK and QPSK?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Write a function to reverse a string.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Why do you choose AVL tree in your project? <text:s text:c="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C++, memory management, algorithms, keywords <text:s text:c="2"/>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Imagine a page with a number and links to other pages, which includes the same thing too. Given a page, sum all the numbers in all the pages that are linked through the links. <text:s text:c="2"/></text:p>
          </table:table-cell>
          <table:table-cell office:value-type="string" calcext:value-type="string">
            <text:p>https://www.glassdoor.co.in/Interview/Imagine-a-page-with-a-number-and-links-to-other-pages-which-includes-the-same-thing-too-Given-a-page-sum-all-the-numbers-QTN_3151391.htm</text:p>
          </table:table-cell>
        </table:table-row>
        <table:table-row table:style-name="ro1">
          <table:table-cell/>
          <table:table-cell office:value-type="string" calcext:value-type="string">
            <text:p><text:s/>C++, memory management, algorithms, keywords <text:s text:c="2"/>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/>
          <table:table-cell office:value-type="string" calcext:value-type="string">
            <text:p>Return the nth number of fibonacci sequence both in recursion and DP (let me check for stack overflow)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s/>Develop a square root function without using any of the inbuilt math librarie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<text:s/>How do you write software for firmware when there is very little memory. <text:s text:c="2"/>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1. What is Static keyword</text:p>
            <text:p>2. What is for loop</text:p>
            <text:p>3. What are differences between Struct and Union</text:p>
            <text:p>4. What is Binary Tree inorder traversal</text:p>
            <text:p>5. What is Binary Heap</text:p>
            <text:p>6. Is Binary Heap totally in order</text:p>
            <text:p>7. What is Cache</text:p>
            <text:p>8. IPv4 IPv6 differences</text:p>
            <text:p>9. What are two parts of IPv6 addresses</text:p>
            <text:p>10. Programming: Byte Reverse of an integer</text:p>
            <text:p/>
            <text:p>Onsite:</text:p>
            <text:p>4 technical, 1 director lunch, 1HR</text:p>
            <text:p>Round1</text:p>
            <text:p>All previous projects in details.</text:p>
            <text:p>C programming:</text:p>
            <text:p>Sort an integer array. Time Complexity.</text:p>
            <text:p/>
            <text:p>Round2</text:p>
            <text:p>Projects in detail.</text:p>
            <text:p>Programming: Binary Tree inorder Traversal.</text:p>
            <text:p>Stack overflow</text:p>
            <text:p/>
            <text:p>Round3</text:p>
            <text:p>A lot of questions in C, OS, Network</text:p>
            <text:p>1) OSI 7 layers</text:p>
            <text:p>2) TCP UDP</text:p>
            <text:p>3) Static keyword</text:p>
            <text:p>4) Struct union differences</text:p>
            <text:p>5) Sizeof()</text:p>
            <text:p>6) When to use pass by value and pass by reference</text:p>
            <text:p>7) Process vs Thread</text:p>
            <text:p>8) Memory leak</text:p>
            <text:p>9) Context switch</text:p>
            <text:p>10) Stack vs Heap</text:p>
            <text:p>11) Interrupt</text:p>
            <text:p>12) Priority inversion</text:p>
            <text:p>13) Memory corruption</text:p>
            <text:p>14) Deadlock</text:p>
            <text:p>Programming</text:p>
            <text:p>1) Output numbers of 1 in an integer</text:p>
            <text:p>2) Given a number, if it is fibonacci number, output true, else false.</text:p>
            <text:p>Round4</text:p>
            <text:p>1) Static keyword</text:p>
            <text:p>2) Priority Inversion</text:p>
            <text:p>3) Context switch</text:p>
            <text:p>4) Stack overflow</text:p>
            <text:p>5) Struct vs union</text:p>
            <text:p>6) Stack vs heap</text:p>
            <text:p>7) Memory map</text:p>
            <text:p>Programming:</text:p>
            <text:p>1)Reverse Bits of an unsigned 16-bit integer</text:p>
            <text:p>2)All non-negative integers. First Array is missing a number to form the second array (the missing number is replaced by 0). And then shuffle the second array. Try to find the missing number.</text:p>
          </table:table-cell>
          <table:table-cell/>
        </table:table-row>
        <table:table-row table:style-name="ro1" table:number-rows-repeated="104851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You have four resistance of 1, 2 , 3 and 4 ohm. Arrange these ressistance to get a equivalent resistance of 1 oh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q parallel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q parallel</text:p>
          </table:table-cell>
          <table:table-cell/>
          <table:table-cell office:value-type="string" calcext:value-type="string">
            <text:p>Rseries</text:p>
          </table:table-cell>
          <table:table-cell office:value-type="string" calcext:value-type="string">
            <text:p>Rparall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*[.B3]/ ([.A3]+[.B3])" office:value-type="float" office:value="0.666666666666667" calcext:value-type="float">
            <text:p>0.666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3]*[.F3]/ ([.E3]+[.F3])" office:value-type="float" office:value="1.71428571428571" calcext:value-type="float">
            <text:p>1.71428571428571</text:p>
          </table:table-cell>
          <table:table-cell/>
          <table:table-cell table:formula="of:=[.G3]+[.C3]" office:value-type="float" office:value="2.38095238095238" calcext:value-type="float">
            <text:p>2.38095238095238</text:p>
          </table:table-cell>
          <table:table-cell table:formula="of:=([.G3]*[.C3])/ ([.G3]+[.C3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]*[.B4]/ ([.A4]+[.B4])"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4]*[.F4]/ ([.E4]+[.F4])" office:value-type="float" office:value="1.33333333333333" calcext:value-type="float">
            <text:p>1.33333333333333</text:p>
          </table:table-cell>
          <table:table-cell/>
          <table:table-cell table:formula="of:=[.G4]+[.C4]" office:value-type="float" office:value="2.08333333333333" calcext:value-type="float">
            <text:p>2.08333333333333</text:p>
          </table:table-cell>
          <table:table-cell table:formula="of:=([.G4]*[.C4])/ ([.G4]+[.C4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]*[.B5]/ ([.A5]+[.B5])" office:value-type="float" office:value="0.8" calcext:value-type="float">
            <text:p>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5]*[.F5]/ ([.E5]+[.F5])" office:value-type="float" office:value="1.2" calcext:value-type="float">
            <text:p>1.2</text:p>
          </table:table-cell>
          <table:table-cell/>
          <table:table-cell table:formula="of:=[.G5]+[.C5]" office:value-type="float" office:value="2" calcext:value-type="float">
            <text:p>2</text:p>
          </table:table-cell>
          <table:table-cell table:formula="of:=([.G5]*[.C5])/ ([.G5]+[.C5])" office:value-type="float" office:value="0.48" calcext:value-type="float">
            <text:p>0.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series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series</text:p>
          </table:table-cell>
          <table:table-cell/>
          <table:table-cell office:value-type="string" calcext:value-type="string">
            <text:p>Rseries</text:p>
          </table:table-cell>
          <table:table-cell office:value-type="string" calcext:value-type="string">
            <text:p>Rparall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+[.A8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8]+[.E8]" office:value-type="float" office:value="7" calcext:value-type="float">
            <text:p>7</text:p>
          </table:table-cell>
          <table:table-cell/>
          <table:table-cell table:formula="of:=[.G8]+[.C8]" office:value-type="float" office:value="10" calcext:value-type="float">
            <text:p>10</text:p>
          </table:table-cell>
          <table:table-cell table:formula="of:=([.G8]*[.C8])/ ([.G8]+[.C8]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9]+[.A9]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9]+[.E9]" office:value-type="float" office:value="6" calcext:value-type="float">
            <text:p>6</text:p>
          </table:table-cell>
          <table:table-cell/>
          <table:table-cell table:formula="of:=[.G9]+[.C9]" office:value-type="float" office:value="10" calcext:value-type="float">
            <text:p>10</text:p>
          </table:table-cell>
          <table:table-cell table:formula="of:=([.G9]*[.C9])/ ([.G9]+[.C9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0]+[.A10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10]+[.E10]" office:value-type="float" office:value="5" calcext:value-type="float">
            <text:p>5</text:p>
          </table:table-cell>
          <table:table-cell/>
          <table:table-cell table:formula="of:=[.G10]+[.C10]" office:value-type="float" office:value="10" calcext:value-type="float">
            <text:p>10</text:p>
          </table:table-cell>
          <table:table-cell table:formula="of:=([.G10]*[.C10])/ ([.G10]+[.C10])" office:value-type="float" office:value="2.5" calcext:value-type="float">
            <text:p>2.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u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ohm || (4ohm || (1ohm + 3 ohm)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0/00/0000</text:date>, <text:time style:data-style-name="N2" text:time-value="22:25:27.182186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0:37:44.648800694</meta:creation-date>
    <meta:generator>LibreOffice/5.2.7.2$Linux_X86_64 LibreOffice_project/20m0$Build-2</meta:generator>
    <dc:date>2020-06-01T22:26:59.758397660</dc:date>
    <meta:editing-duration>PT15M6S</meta:editing-duration>
    <meta:editing-cycles>4</meta:editing-cycles>
    <meta:document-statistic meta:table-count="2" meta:cell-count="134" meta:object-count="0"/>
  </office:meta>
</office:document-meta>
</file>